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2f5" officeooo:paragraph-rsid="000412f5"/>
    </style:style>
    <style:style style:name="P2" style:family="paragraph" style:parent-style-name="Standard">
      <style:text-properties officeooo:rsid="0004a3a0" officeooo:paragraph-rsid="0004a3a0"/>
    </style:style>
    <style:style style:name="P3" style:family="paragraph" style:parent-style-name="Standard">
      <style:text-properties officeooo:rsid="000a5dc9" officeooo:paragraph-rsid="000a5dc9"/>
    </style:style>
    <style:style style:name="P4" style:family="paragraph" style:parent-style-name="Standard" style:list-style-name="L1">
      <style:text-properties officeooo:rsid="000412f5" officeooo:paragraph-rsid="000412f5"/>
    </style:style>
    <style:style style:name="P5" style:family="paragraph" style:parent-style-name="Standard" style:list-style-name="L2">
      <style:text-properties officeooo:rsid="000412f5" officeooo:paragraph-rsid="000412f5"/>
    </style:style>
    <style:style style:name="P6" style:family="paragraph" style:parent-style-name="Standard" style:list-style-name="L3">
      <style:text-properties officeooo:rsid="0004a3a0" officeooo:paragraph-rsid="0004a3a0"/>
    </style:style>
    <style:style style:name="P7" style:family="paragraph" style:parent-style-name="Standard" style:list-style-name="L3">
      <style:text-properties officeooo:rsid="0004a3a0" officeooo:paragraph-rsid="00088e81"/>
    </style:style>
    <style:style style:name="P8" style:family="paragraph" style:parent-style-name="Standard" style:list-style-name="L5">
      <style:text-properties officeooo:rsid="0004a3a0" officeooo:paragraph-rsid="0004a3a0"/>
    </style:style>
    <style:style style:name="P9" style:family="paragraph" style:parent-style-name="Standard" style:list-style-name="L4">
      <style:text-properties officeooo:rsid="00088e81" officeooo:paragraph-rsid="00088e81"/>
    </style:style>
    <style:style style:name="P10" style:family="paragraph" style:parent-style-name="Standard" style:list-style-name="L4">
      <style:text-properties officeooo:rsid="000c9170" officeooo:paragraph-rsid="000c9170"/>
    </style:style>
    <style:style style:name="T1" style:family="text">
      <style:text-properties officeooo:rsid="0005bbf1"/>
    </style:style>
    <style:style style:name="T2" style:family="text">
      <style:text-properties officeooo:rsid="0007e8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C setup</text:p>
      <text:p text:style-name="P1"/>
      <text:list xml:id="list7561200079712517616" text:style-name="L1">
        <text:list-item>
          <text:p text:style-name="P4">setup system clock</text:p>
        </text:list-item>
      </text:list>
      <text:list xml:id="list3857390170949932846" text:style-name="L2">
        <text:list-item>
          <text:p text:style-name="P5"/>
        </text:list-item>
      </text:list>
      <text:list xml:id="list221138045306680" text:continue-list="list7561200079712517616" text:style-name="L1">
        <text:list-item>
          <text:p text:style-name="P4">setup GPIO</text:p>
        </text:list-item>
        <text:list-item>
          <text:p text:style-name="P4">setup Timers</text:p>
        </text:list-item>
        <text:list-item>
          <text:p text:style-name="P4">setup DMA</text:p>
        </text:list-item>
        <text:list-item>
          <text:p text:style-name="P4">setup ADC</text:p>
        </text:list-item>
      </text:list>
      <text:p text:style-name="P1"/>
      <text:p text:style-name="P2">TIM4 setup</text:p>
      <text:list xml:id="list1721963249603535900" text:style-name="L3">
        <text:list-item>
          <text:p text:style-name="P6">setup system clock – <text:span text:style-name="T2">setup HSE as system clock, enable clock for: GPIO A, B, C, AFIO, TIM 2, 3, 4, ADC, DMA, USART1</text:span></text:p>
        </text:list-item>
        <text:list-item>
          <text:p text:style-name="P7">setup GPIO </text:p>
        </text:list-item>
      </text:list>
      <text:list xml:id="list5001180655668207601" text:style-name="L4">
        <text:list-item>
          <text:p text:style-name="P9">PC13 output 2M push pull – LED</text:p>
        </text:list-item>
        <text:list-item>
          <text:p text:style-name="P9">PA[0-7] input analog – ADC[0-7]</text:p>
        </text:list-item>
        <text:list-item>
          <text:p text:style-name="P9">PB[6-9] output push pull – TIM4 OC[1-4]</text:p>
        </text:list-item>
        <text:list-item>
          <text:p text:style-name="P10">PB[0-1] output push pull – Debug output</text:p>
        </text:list-item>
      </text:list>
      <text:list xml:id="list221137493225352" text:continue-list="list1721963249603535900" text:style-name="L3">
        <text:list-item>
          <text:p text:style-name="P6">setup AFIO</text:p>
        </text:list-item>
      </text:list>
      <text:list xml:id="list8495852309527422995" text:style-name="L5">
        <text:list-item>
          <text:p text:style-name="P8"/>
        </text:list-item>
      </text:list>
      <text:list xml:id="list221137221748816" text:continue-list="list221137493225352" text:style-name="L3">
        <text:list-item>
          <text:p text:style-name="P6">setup timer TIM4 division</text:p>
        </text:list-item>
        <text:list-item>
          <text:p text:style-name="P6">setup <text:span text:style-name="T1">compare </text:span>OC 1 to 4 of TIM4</text:p>
        </text:list-item>
      </text:list>
      <text:p text:style-name="P2"/>
      <text:p text:style-name="P2">add functions to set OC<text:span text:style-name="T2">[1..4] value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tra </meta:initial-creator>
    <meta:creation-date>2015-01-31T22:23:54.582883119</meta:creation-date>
    <dc:date>2015-02-02T22:11:36.250967301</dc:date>
    <dc:creator>ultra </dc:creator>
    <meta:editing-duration>PT21M50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19" meta:word-count="98" meta:character-count="469" meta:non-whitespace-character-count="398"/>
  </office:meta>
</office:document-meta>
</file>